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3A0000060AF93E76E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258cm" svg:height="8.999cm" svg:x="1.906cm" svg:y="0.014cm">
          <draw:image xlink:href="Pictures/100000010000083A0000060AF93E76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24T07:29:55.436764852</dc:date>
    <meta:editing-duration>PT3M32S</meta:editing-duration>
    <meta:editing-cycles>5</meta:editing-cycles>
    <meta:generator>LibreOffice/24.2.3.2$MacOSX_AARCH64 LibreOffice_project/433d9c2ded56988e8a90e6b2e771ee4e6a5ab2ba</meta:generator>
    <meta:document-statistic meta:object-count="1"/>
  </office:meta>
</office:document-meta>
</file>